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9032.9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9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31pt" draw:z-index="4" draw:style-name="gr3" draw:text-style-name="P3" svg:width="39.74pt" svg:height="15.05pt" svg:x="22.08pt" svg:y="14.68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51pt" draw:z-index="5" draw:style-name="gr3" draw:text-style-name="P3" svg:width="39.49pt" svg:height="15.05pt" svg:x="64.29pt" svg:y="11.8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3">00/00/0000</text:date>, <text:time style:data-style-name="N2" text:time-value="12:45:08.047721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23T13:14:06.849674298</dc:date>
    <meta:editing-duration>P59DT10H56M2S</meta:editing-duration>
    <meta:editing-cycles>2656</meta:editing-cycles>
    <meta:generator>LibreOffice/6.0.7.3$Linux_x86 LibreOffice_project/00m0$Build-3</meta:generator>
    <meta:document-statistic meta:table-count="2" meta:cell-count="48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